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7DE3000016549260B296.svm"/>
  <manifest:file-entry manifest:media-type="" manifest:full-path="Pictures/200000070000401500002F5742827833.svm"/>
  <manifest:file-entry manifest:media-type="" manifest:full-path="Pictures/2000000700001A0D00003B1F4BBB193F.svm"/>
  <manifest:file-entry manifest:media-type="" manifest:full-path="Pictures/2000000700004D1B00003943BA5F250E.svm"/>
  <manifest:file-entry manifest:media-type="" manifest:full-path="Pictures/20000007000040150000298DA552417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style:font-face style:name="Arial1" svg:font-family="Arial, Helvetica,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6" style:family="paragraph" style:parent-style-name="Heading_20_3">
      <style:paragraph-properties fo:line-height="150%" fo:text-align="justify" style:justify-single-word="false"/>
      <style:text-properties fo:font-variant="normal" fo:text-transform="none" fo:color="#7f7f7f" style:font-name="Arial1" fo:font-size="14pt" fo:letter-spacing="normal" fo:font-style="normal" style:font-size-asian="14pt" style:font-size-complex="14pt"/>
    </style:style>
    <style:style style:name="P7" style:family="paragraph" style:parent-style-name="Heading_20_3">
      <style:paragraph-properties fo:line-height="150%" fo:text-align="justify" style:justify-single-word="false"/>
      <style:text-properties fo:font-variant="normal" fo:text-transform="none" fo:color="#000000" style:font-name="Arial1" fo:letter-spacing="normal" fo:font-style="normal"/>
    </style:style>
    <style:style style:name="P8" style:family="paragraph" style:parent-style-name="Heading_20_3">
      <style:paragraph-properties fo:margin-left="0cm" fo:margin-right="0cm" fo:line-height="150%" fo:text-align="justify" style:justify-single-word="false" fo:orphans="2" fo:widows="2" fo:text-indent="0cm" style:auto-text-indent="false"/>
      <style:text-properties fo:font-variant="normal" fo:text-transform="none" fo:color="#008000" style:font-name="Times New Roman" fo:font-size="12pt" fo:letter-spacing="normal" style:font-size-asian="12pt" style:font-size-complex="12pt"/>
    </style:style>
    <style:style style:name="P9" style:family="paragraph" style:parent-style-name="Heading_20_3">
      <style:paragraph-properties fo:margin-left="0cm" fo:margin-right="0cm" style:line-height-at-least="0.503cm" fo:orphans="2" fo:widows="2" fo:text-indent="0cm" style:auto-text-indent="false"/>
      <style:text-properties fo:font-variant="normal" fo:text-transform="none" fo:color="#7f7f7f" style:font-name="Arial1" fo:letter-spacing="normal" fo:font-style="normal"/>
    </style:style>
    <style:style style:name="P10" style:family="paragraph" style:parent-style-name="Heading_20_3">
      <style:paragraph-properties fo:margin-left="0cm" fo:margin-right="0cm" style:line-height-at-least="0.503cm" fo:orphans="2" fo:widows="2" fo:text-indent="0cm" style:auto-text-indent="false"/>
      <style:text-properties fo:font-variant="normal" fo:text-transform="none" fo:color="#000000" style:font-name="Arial1" fo:letter-spacing="normal" fo:font-style="normal"/>
    </style:style>
    <style:style style:name="P11" style:family="paragraph" style:parent-style-name="Heading_20_3">
      <style:paragraph-properties fo:margin-left="0cm" fo:margin-right="0cm" style:line-height-at-least="0.503cm" fo:orphans="2" fo:widows="2" fo:text-indent="0cm" style:auto-text-indent="false"/>
    </style:style>
    <style:style style:name="P12" style:family="paragraph" style:parent-style-name="Heading_20_2">
      <style:paragraph-properties fo:text-align="start" style:justify-single-word="false"/>
      <style:text-properties fo:font-variant="normal" fo:text-transform="none" fo:color="#0000ff" style:font-name="Times New Roman" fo:font-size="14pt" fo:letter-spacing="normal" fo:font-style="normal" style:font-size-asian="14pt" style:font-size-complex="14pt"/>
    </style:style>
    <style:style style:name="P13" style:family="paragraph" style:parent-style-name="Heading_20_2">
      <style:paragraph-properties fo:line-height="150%" fo:text-align="justify" style:justify-single-word="false"/>
      <style:text-properties fo:font-variant="normal" fo:text-transform="none" fo:color="#0000ff" style:font-name="Times New Roman" fo:font-size="14pt" fo:letter-spacing="normal" fo:font-style="normal" style:font-size-asian="14pt" style:font-size-complex="14pt"/>
    </style:style>
    <style:style style:name="P14" style:family="paragraph" style:parent-style-name="Heading_20_2">
      <style:paragraph-properties fo:margin-left="0cm" fo:margin-right="0cm" fo:line-height="150%" fo:text-align="justify" style:justify-single-word="false" fo:orphans="2" fo:widows="2" fo:text-indent="0cm" style:auto-text-indent="false"/>
      <style:text-properties fo:font-variant="normal" fo:text-transform="none" fo:color="#0000ff" style:font-name="Times New Roman" fo:font-size="14pt" fo:letter-spacing="normal" fo:font-style="normal" style:font-size-asian="14pt" style:font-size-complex="14pt"/>
    </style:style>
    <style:style style:name="P15" style:family="paragraph" style:parent-style-name="Text_20_body" style:list-style-name="L2">
      <style:paragraph-properties fo:line-height="150%" fo:text-align="justify" style:justify-single-word="false" fo:orphans="2" fo:widows="2"/>
    </style:style>
    <style:style style:name="P16" style:family="paragraph" style:parent-style-name="Text_20_body">
      <style:paragraph-properties fo:line-height="150%" fo:text-align="justify" style:justify-single-word="false"/>
      <style:text-properties fo:font-variant="normal" fo:text-transform="none" fo:color="#000000" style:font-name="Arial1" fo:letter-spacing="normal" fo:font-style="normal"/>
    </style:style>
    <style:style style:name="P17"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style:font-size-asian="12pt" style:font-size-complex="12pt"/>
    </style:style>
    <style:style style:name="P18" style:family="paragraph" style:parent-style-name="Text_20_body">
      <style:paragraph-properties fo:margin-left="0cm" fo:margin-right="0cm" style:line-height-at-least="0.503cm" fo:orphans="2" fo:widows="2" fo:text-indent="0cm" style:auto-text-indent="false"/>
    </style:style>
    <style:style style:name="P19"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Arial1" fo:font-size="9.75pt" fo:letter-spacing="normal" fo:font-style="normal" fo:font-weight="normal"/>
    </style:style>
    <style:style style:name="P20" style:family="paragraph" style:parent-style-name="Text_20_body">
      <style:paragraph-properties fo:margin-left="0cm" fo:margin-right="0cm" fo:line-height="150%" fo:text-align="justify" style:justify-single-word="false" fo:orphans="2" fo:widows="2" fo:text-indent="0cm" style:auto-text-indent="false"/>
    </style:style>
    <style:style style:name="P21" style:family="paragraph" style:parent-style-name="Text_20_body" style:list-style-name="L2">
      <style:paragraph-properties fo:margin-top="0cm" fo:margin-bottom="0cm" fo:line-height="150%" fo:text-align="justify" style:justify-single-word="false" fo:orphans="2" fo:widows="2"/>
    </style:style>
    <style:style style:name="T1" style:family="text">
      <style:text-properties fo:font-size="15pt" fo:font-weight="bold" style:font-size-asian="15pt" style:font-weight-asian="bold" style:font-size-complex="15pt" style:font-weight-complex="bold"/>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style:style style:name="T3" style:family="text">
      <style:text-properties fo:font-variant="normal" fo:text-transform="none" fo:color="#000000" style:font-name="Times New Roman" fo:font-size="12pt" fo:letter-spacing="normal" fo:font-style="normal" style:font-size-asian="12pt" style:font-size-complex="12pt"/>
    </style:style>
    <style:style style:name="T4" style:family="text">
      <style:text-properties fo:font-variant="normal" fo:text-transform="none" fo:color="#000000" style:font-name="Arial2" fo:font-size="9.75pt" fo:letter-spacing="normal" fo:font-style="normal" fo:font-weight="normal" style:font-size-asian="12pt" style:font-size-complex="12pt"/>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80" style:font-name="Times New Roman" fo:font-size="12pt" fo:letter-spacing="normal" fo:font-style="normal" fo:font-weight="normal" style:font-size-asian="12pt" style:font-size-complex="12pt"/>
    </style:style>
    <style:style style:name="T7" style:family="text">
      <style:text-properties fo:font-variant="normal" fo:text-transform="none" fo:color="#ff0000" style:font-name="Arial1" fo:letter-spacing="normal" fo:font-style="normal"/>
    </style:style>
    <style:style style:name="T8" style:family="text">
      <style:text-properties fo:font-variant="normal" fo:text-transform="none" fo:color="#993300" style:font-name="Arial1" fo:font-size="9.75pt" fo:letter-spacing="normal" fo:font-style="normal" fo:font-weight="normal"/>
    </style:style>
    <style:style style:name="T9" style:family="text">
      <style:text-properties fo:font-variant="normal" fo:text-transform="none" fo:color="#993300" style:text-line-through-style="none" style:font-name="Arial1" fo:font-size="9.75pt" fo:letter-spacing="normal" fo:font-style="normal" style:text-underline-style="solid" style:text-underline-width="auto" style:text-underline-color="font-color" fo:font-weight="normal" style:text-blinking="false"/>
    </style:style>
    <style:style style:name="T10" style:family="text">
      <style:text-properties fo:font-size="9.75pt" fo:font-weight="normal" style:font-size-asian="12pt" style:font-size-complex="12pt"/>
    </style:style>
    <style:style style:name="T11" style:family="text">
      <style:text-properties fo:font-style="normal"/>
    </style:style>
    <style:style style:name="T12" style:family="text">
      <style:text-properties fo:font-weight="normal"/>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style:font-name="Times New Roman" fo:font-size="12pt" fo:font-weight="normal" style:font-size-asian="12pt" style:font-size-complex="12pt"/>
    </style:style>
    <style:style style:name="T16" style:family="text">
      <style:text-properties fo:font-size="12pt" style:font-size-asian="12pt" style:font-size-complex="12pt"/>
    </style:style>
    <style:style style:name="T17" style:family="text">
      <style:text-properties style:font-name="Arial2" fo:font-size="9.75pt" fo:font-weight="normal"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ÀI LIỆU PHÂN TÍCH THIẾT KẾ ỨNG DỤNG SKIPFISH</text:span> </text:p>
      <text:p text:style-name="P1"/>
      <text:p text:style-name="P3">$$$</text:p>
      <text:p text:style-name="P1"/>
      <text:p text:style-name="P1"/>
      <text:h text:style-name="P12" text:outline-level="2">1. <text:s/>Giới thiệu</text:h>
      <text:p text:style-name="P2"/>
      <text:p text:style-name="P4"><text:span text:style-name="T2">An ninh trong WebApplication ngày nay đang đứng trước vô vàn nguy cơ tấn công </text:span><text:span text:style-name="Strong_20_Emphasis"><text:span text:style-name="T3">vào các lỗ hổng. </text:span></text:span><text:span text:style-name="T2">Có hàng ngàn ứng dụng dùng để tìm kiếm và khai thác những lỗ hổng này – bao gồm miễn phí và có phí. </text:span><text:span text:style-name="Strong_20_Emphasis"><text:span text:style-name="Emphasis"><text:span text:style-name="T3">Skipfish </text:span></text:span></text:span><text:span text:style-name="T2">là một trong số đó! Đây là công cụ nguồn mở miễn phí được thiết kế để rà soát những lỗ hổng đã được biết đến (web application vulnerability scanner). Và với SKIPFISH người dùng có thể thực hiện được quá trình </text:span><text:span text:style-name="Strong_20_Emphasis"><text:span text:style-name="T3">reconnaissance </text:span></text:span><text:span text:style-name="T2">khi tấn công khai thác lỗ hổng.</text:span><text:span text:style-name="T14"> </text:span></text:p>
      <text:p text:style-name="P4"><text:span text:style-name="T2"/></text:p>
      <text:p text:style-name="P4"><text:span text:style-name="T2">Khi kiểm tra tính bảo mật của các ứng dụng web, các nhà phát triển thường xuyên sử dụng những bộ máy scanner với tính năng tự động để rà soát, đưa ra cái nhìn tổng quan, mà sau này có thể kiểm tra thêm bằng cách thủ công. Dựa vào chuyên môn và yêu cầu của người sử dụng, tính năng này có thể được sử dụng kèm với các công cụ khác như Nikto, hoặc phần mềm thương mại hóa toàn diện, ví dụ là Rational AppScan. Mục đích chính của chức năng này là rà soát toàn bộ cấu hình hệ thống, các thông số kỹ thuật cũng như sai sót trong quá trình tương tác giữa hệ thống web servers, application servers, application logics và các thành phần khác của những mô hình ứng dụng trực tuyến hiện đại ngày nay. Đa phần, các lỗi phát hiện được có liên quan đến lỗ hổng SQL injection, cross site scripting – XSS, các yêu cầu trang web giả mạo hoặc thực thi các đoạn mã độc</text:span><text:span text:style-name="T4">.</text:span><text:span text:style-name="T14"> </text:span></text:p>
      <text:p text:style-name="P4"><text:span text:style-name="T14"/></text:p>
      <text:h text:style-name="P13" text:outline-level="2">2. <text:s/>Skipfish hoạt động thế nào</text:h>
      <text:p text:style-name="P20"><text:span text:style-name="T2">Cơ chế làm việc của skipfish khá thú vị! Nó sẽ cố gắng </text:span><text:span text:style-name="Strong_20_Emphasis"><text:span text:style-name="T2">“tái tạo lại cấu trúc trang web” </text:span></text:span><text:span text:style-name="T2">và quét lỗi toàn bộ cấu trúc đó. Vậy làm sao để Skipfish có thể tìm ra cấu trúc của website? Câu trả lời đơn giản là nó kết hợp giữa kiểu khai thác </text:span><text:span text:style-name="Emphasis"><text:span text:style-name="Strong_20_Emphasis"><text:span text:style-name="T2">BRUTEFORCE + DICTIONARY BASED ATTACK. </text:span></text:span></text:span><text:span text:style-name="T2">Skipfish chứa một số từ diển (dictionary) về những cấu trúc website phổ dụng được dùng ở hầu hết các CMS. Người dùng có thể tự tạo từ điển riêng theo nhu cầu của người đó. Dưới dây là những từ điển mặt định trong Skipfish</text:span></text:p>
      <text:list xml:id="list27259682" text:style-name="L2">
        <text:list-item>
          <text:p text:style-name="P21"><text:span text:style-name="Strong_20_Emphasis"><text:span text:style-name="T6">complete.wl</text:span></text:span></text:p>
        </text:list-item>
        <text:list-item>
          <text:p text:style-name="P21"><text:span text:style-name="Strong_20_Emphasis"><text:span text:style-name="T6">extensions-only.wl</text:span></text:span></text:p>
        </text:list-item>
        <text:list-item>
          <text:p text:style-name="P21"><text:span text:style-name="Strong_20_Emphasis"><text:span text:style-name="T6">medium.wl</text:span></text:span></text:p>
        </text:list-item>
        <text:list-item>
          <text:p text:style-name="P15"><text:span text:style-name="Strong_20_Emphasis"><text:span text:style-name="T6">minimal.wl</text:span></text:span></text:p>
        </text:list-item>
      </text:list>
      <text:p text:style-name="P20"><text:soft-page-break/><text:span text:style-name="T2">Skipfish hỗ trợ hầu hết các tính năng cần có khi rà soát, kiểm tra 1 trang web bất kỳ nào đó: quản lý cookies, thực hiện chi tiết quá trình xác thực, nhận dạng tài khoản và giá trị các biến trong form mẫu HTML, thậm chí có thể sử dụng 1 session đơn để chuyển hướng đến trang chỉ định sẵn như 1 tài khoản đã được chứng thực. </text:span></text:p>
      <text:p text:style-name="P20"><text:span text:style-name="T2">Ngoài ra, Skipfish còn có khả năng đặc biệt là có thể “chạy” qua tất cả các file và thư mục để phát hiện các thành phần như đoạn mã sao lưu, phục hồi mà admin có thể bỏ sót, hỗ trợ tính năng nén file dành cho các ứng dụng web, hoặc cấu hình tập tin theo chuẩn SSH vô tình bị bỏ lại. Các hạng mục chỉ có thể được theo dõi, tải xuống theo kiểu trial hoặc error, bên cạnh đó, bộ máy scanner có thể kết hợp các định dạng file khác nhau với tên nhận dạng, qua đó kiểm tra tính xác thực qua đường dẫn tải xuống. </text:span></text:p>
      <text:p text:style-name="P20"><text:span text:style-name="T2">Một điểm mạnh của Skipfish là nó có thể </text:span><text:span text:style-name="Strong_20_Emphasis"><text:span text:style-name="T2">tự học </text:span></text:span><text:span text:style-name="T2">thông qua những website mục tiêu, và những “kinh nghiệm” nó học được sẽ được lưu lại vào các từ điển của skipfish hoặc ta có thể chỉ định tập tin để lưu trữ |&gt; dùng tích lũy cho những trường hợp sau này khi dùng.</text:span></text:p>
      <text:h text:style-name="P14" text:outline-level="2">3. <text:s/>Sử dụng như thế nào.</text:h>
      <text:h text:style-name="P8" text:outline-level="3"><text:span text:style-name="T11">Đây là phần hướng dẫn làm sao để chơi “đồ chơi” mang tên SKIPFISH</text:span></text:h>
      <text:p text:style-name="P20"><text:span text:style-name="T2">Để thuận tiện trong việc cài đặt và sử dụng, mình dùng </text:span><text:span text:style-name="Emphasis"><text:span text:style-name="T2">Backtrack5 </text:span></text:span><text:span text:style-name="T2">để demo:</text:span></text:p>
      <text:p text:style-name="P4"><draw:frame draw:style-name="fr1" draw:name="graphics1" text:anchor-type="paragraph" svg:width="17cm" svg:height="3.014cm" draw:z-index="0"><draw:image xlink:href="Pictures/2000000700007DE3000016549260B296.svm" xlink:type="simple" xlink:show="embed" xlink:actuate="onLoad"/></draw:frame><text:span text:style-name="T14"/></text:p>
      <text:h text:style-name="P6" text:outline-level="3"><text:span text:style-name="T13">Syntax:</text:span></text:h>
      <text:h text:style-name="P11" text:outline-level="3"><text:span text:style-name="Strong_20_Emphasis"><text:span text:style-name="T7">./skipfish -o thư_mục_xuất -W từ_điển mục_tiêu</text:span></text:span></text:h>
      <text:h text:style-name="P9" text:outline-level="3">Ex:</text:h>
      <text:h text:style-name="P11" text:outline-level="3"><text:span text:style-name="Strong_20_Emphasis"><text:span text:style-name="T7">./skipfish -o out_dir -W dictionaries/complete.wl http://hsct.com.vn</text:span></text:span></text:h>
      <text:p text:style-name="P4"><text:span text:style-name="T14"/></text:p>
      <text:p text:style-name="P4"><draw:frame draw:style-name="fr2" draw:name="graphics2" text:anchor-type="paragraph" svg:width="16.404cm" svg:height="10.636cm" draw:z-index="1"><draw:image xlink:href="Pictures/20000007000040150000298DA5524175.svm" xlink:type="simple" xlink:show="embed" xlink:actuate="onLoad"/></draw:frame><text:soft-page-break/><text:span text:style-name="T14"><text:line-break/>Skipfish sẽ sản sinh ra số lượng rất lớn các yêu cầu được xử lý trong khoảng thời gian rất ngắn. Trong lần hoạt động đầu tiên, chương trình đạt được gần 3.000 HTTP request / s. Ngay lập tức, nó đã đẩy mức hoạt động của nhân CPU lên tới gần 80%.</text:span></text:p>
      <text:p text:style-name="P4"><text:span text:style-name="T14"/></text:p>
      <text:p text:style-name="P4"><text:span text:style-name="T14">Một khi quá trình rà soát được kích hoạt, Skipfish sẽ không thể xác định chính xác cần bao lâu để hoàn thành. Trong bài thử nghiệm này mất tới hơn 4 giờ đồng hồ để kết thúc, đã có 40 triệu request HTTP, và 1 nhân CPU hoạt động gần như hết công suất trong suốt quá trình, nhưng Skipfish lại chỉ sử dụng 100MB bộ nhớ hệ thống khi kết hợp khoảng 1,195 files trong 43 thư mục. So với cùng thời điểm, ứng dụng IIS đã “vắt kiệt” công suất của 2 nhân Intel XEON 2.5GHz và 100MB đến 500MB bộ nhớ thực, và tạo ra file log có dung lượng 1.5GB với chế độ thiết lập mặc định. </text:span></text:p>
      <text:p text:style-name="P4"><text:span text:style-name="T14"/></text:p>
      <text:p text:style-name="P4"><text:span text:style-name="T14"/></text:p>
      <text:p text:style-name="P4"><draw:frame draw:style-name="fr2" draw:name="graphics3" text:anchor-type="paragraph" svg:width="16.404cm" svg:height="12.12cm" draw:z-index="2"><draw:image xlink:href="Pictures/200000070000401500002F5742827833.svm" xlink:type="simple" xlink:show="embed" xlink:actuate="onLoad"/></draw:frame><text:soft-page-break/><text:span text:style-name="T14"/></text:p>
      <text:p text:style-name="P4"><text:span text:style-name="T14"/></text:p>
      <text:p text:style-name="P5"><text:span text:style-name="T5">Trong thử nghiệm này đã vô hiệu hóa chức năng từ điển để kiểm tra hệ thống Apache web server. Tuy nhiên, Skipfish vẫn có thể “học” các từ mới trong quá trình kiểm tra, mà sau đó sản sinh ra thêm 304 mục mới. Điều này rút ngắn quá trình đi 20 phút, trong toàn bộ 300,000 yêu cầu HTTP được tạo ra, và tạo ra 232MB lưu lượng dữ liệu trong hệ thống mạng.</text:span></text:p>
      <text:p text:style-name="P5"><text:span text:style-name="T5"/></text:p>
      <text:p text:style-name="P5"><text:span text:style-name="T5">Skipfish thường xuyên sản sinh lượng kết quả rất lớn và lưu trữ trong thư mục chỉ định trước dưới dạng HTML, JavaScript cùng JSON và dữ liệu craw. Sau đó, người sử dụng có thể xem bản báo cáo trong trình duyệt hỗ trợ JavaScript và đánh giá toàn bộ dữ liệu thông qua bảng report trên nền web. </text:span></text:p>
      <text:p text:style-name="P5"/>
      <text:p text:style-name="P5"><text:span text:style-name="T5">Trong suốt 14 giờ quét thì Skipfish mang lại 77 kết quả với độ rủi ro cao, 42 kết quả bình thường và 68 kết quả thấp, 71 cảnh cáo cùng 63 thông tin về các mục. Tổng cộng dung lượng dữ liệu lưu trữ trên ổ đĩa là 509 MB, và trình duyệt web nên có bộ nhớ hệ thống khoảng 500Mb để có thể xem được trang kết quả.</text:span> </text:p>
      <text:p text:style-name="P5"><draw:frame draw:style-name="fr3" draw:name="graphics5" text:anchor-type="paragraph" svg:width="17cm" svg:height="12.624cm" draw:z-index="4"><draw:image xlink:href="Pictures/2000000700004D1B00003943BA5F250E.svm" xlink:type="simple" xlink:show="embed" xlink:actuate="onLoad"/></draw:frame><text:soft-page-break/></text:p>
      <text:p text:style-name="P16"><text:span text:style-name="T15"/></text:p>
      <text:p text:style-name="P17"><text:span text:style-name="T12">Bên cạnh đó, Skipfish phát hiện đầy đủ hệ thống phòng chống xâm nhập Intrusion Prevention System (IPS) và liệt kê trong danh sách Internal Warnings. Trong cuộc thử nghiệm này, chương trình đã phát hiện ra lỗi HttpRequestValidationException, gây ra bởi ASP.NET cùng với SQL injection và các cuộc tấn công cross-site scripting – XSS. Và điều này sẽ gây ra lỗi HTTP 500.</text:span> </text:p>
      <text:p text:style-name="P17"><text:span text:style-name="T12">Khi tiến hành kiểm tra với hệ thống máy chủ Apache và các đoạn mã CGI, giới hạn chức năng từ điển chuyển thành học tập, thì điểm số của Skipfish có khá hơn 1 chút. Không có lổi nguy hiểm, chỉ có 37 lỗi ở mức trung bình, 16 lỗi thấp, 1 cảnh báo và 65 thông tin về các mục, chỉ tốn 53Mb dung lượng. Bộ máy scanner này đã phát hiện chính xác các form HTML mẫu có nguy cơ lỗ hổng an ninh với các cuộc tấn công Cross Site Request Forgery (CSRF).</text:span> </text:p>
      <text:h text:style-name="P7" text:outline-level="3"><text:span text:style-name="T14">Tham số trong Skipfish:</text:span></text:h>
      <text:p text:style-name="P19">Tham khảo</text:p>
      <text:p text:style-name="P18"><text:span text:style-name="Strong_20_Emphasis"><text:span text:style-name="T8">./skipfish -h </text:span></text:span></text:p>
      <text:p text:style-name="P18"><text:a xlink:type="simple" xlink:href="http://code.google.com/p/skipfish/wiki/SkipfishDoc" office:target-frame-name="_blank" xlink:show="new"><text:span text:style-name="Strong_20_Emphasis"><text:span text:style-name="T9">http://code.google.com/p/skipfish/wiki/SkipfishDoc</text:span></text:span></text:a></text:p>
      <text:h text:style-name="P10" text:outline-level="3"><text:soft-page-break/>Ta cùng nhau xem cấu trúc của một từ điển trong Skipfish</text:h>
      <text:p text:style-name="P4"><text:span text:style-name="T14"/></text:p>
      <text:p text:style-name="P4"><text:span text:style-name="T14"/></text:p>
      <text:p text:style-name="P4"><draw:frame draw:style-name="fr2" draw:name="graphics4" text:anchor-type="paragraph" svg:width="6.669cm" svg:height="15.134cm" draw:z-index="3"><draw:image xlink:href="Pictures/2000000700001A0D00003B1F4BBB193F.svm" xlink:type="simple" xlink:show="embed" xlink:actuate="onLoad"/></draw:frame><text:span text:style-name="T14"/></text:p>
      <text:p text:style-name="P4"><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Arial1" svg:font-family="Arial, Helvetica,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HAT DONG STD</meta:initial-creator>
    <meta:creation-date>2012-09-23T07:08:00.58</meta:creation-date>
    <meta:document-statistic meta:table-count="0" meta:image-count="5" meta:object-count="0" meta:page-count="6" meta:paragraph-count="33" meta:word-count="1266" meta:character-count="6048"/>
    <dc:date>2012-09-23T07:55:20.33</dc:date>
    <dc:creator>NHAT DONG STD</dc:creator>
    <meta:editing-duration>PT1M26S</meta:editing-duration>
    <meta:editing-cycles>1</meta:editing-cycles>
    <meta:generator>OpenOffice.org/3.3$Win32 OpenOffice.org_project/330m20$Build-9567</meta:generator>
  </office:meta>
</office:document-meta>
</file>